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yriadPro-SemiboldSemiCn" svg:font-family="MyriadPro-SemiboldSemiCn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4" style:family="table">
      <style:table-properties style:width="4.3174in" table:align="left"/>
    </style:style>
    <style:style style:name="Table4.A" style:family="table-column">
      <style:table-column-properties style:column-width="1.7451in"/>
    </style:style>
    <style:style style:name="Table4.B" style:family="table-column">
      <style:table-column-properties style:column-width="1.3125in"/>
    </style:style>
    <style:style style:name="Table4.C" style:family="table-column">
      <style:table-column-properties style:column-width="1.2597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eb4eb" style:font-size-asian="16pt" style:font-size-complex="16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MyriadPro-SemiboldSemiCn" fo:font-size="16pt" fo:font-weight="bold"/>
    </style:style>
    <style:style style:name="T5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Deep Learning Approach for Early Detection of Alzheimer’s Disease</text:p>
      <text:p text:style-name="P1"/>
      <text:p text:style-name="P1"/>
      <text:p text:style-name="Standard"><text:span text:style-name="Strong_20_Emphasis"><text:span text:style-name="T1">Model:</text:span></text:span></text:p>
      <text:p text:style-name="P1">This study applies Convolutional Neural Networks (CNNs) with two main approaches:</text:p>
      <text:p text:style-name="P1">Custom-built CNN architectures for 2D and 3D structural MRI brain scans.</text:p>
      <text:p text:style-name="P1">Transfer learning using the VGG19 model, a pre-trained CNN, fine-tuned for AD classification.</text:p>
      <text:p text:style-name="P1"/>
      <text:p text:style-name="Standard"><text:span text:style-name="Strong_20_Emphasis"><text:span text:style-name="T1">Datasets</text:span></text:span><text:span text:style-name="T1">:</text:span></text:p>
      <text:p text:style-name="Standard"><text:span text:style-name="Strong_20_Emphasis"><text:span text:style-name="T1">ADNI (Alzheimer's Disease Neuroimaging Initiative)</text:span></text:span><text:span text:style-name="T1">: The primary dataset used, consisting of 300 subjects with four AD stages: Normal Control (NC), Early Mild Cognitive Impairment (EMCI), Late Mild Cognitive Impairment (LMCI), and Alzheimer's Disease (AD).</text:span></text:p>
      <text:p text:style-name="P1"/>
      <text:p text:style-name="P2">Accuracy: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Line5976749024">
            <table:table-cell table:style-name="Table4.A1" office:value-type="string">
              <text:p text:style-name="Standard"><text:span text:style-name="Strong_20_Emphasis"><text:span text:style-name="T1">Model</text:span></text:span></text:p>
            </table:table-cell>
            <table:table-cell table:style-name="Table4.A1" office:value-type="string">
              <text:p text:style-name="Standard"><text:span text:style-name="Strong_20_Emphasis"><text:span text:style-name="T1">Type</text:span></text:span></text:p>
            </table:table-cell>
            <table:table-cell table:style-name="Table4.A1" office:value-type="string">
              <text:p text:style-name="Standard"><text:span text:style-name="Strong_20_Emphasis"><text:span text:style-name="T1">Accuracy (%)</text:span></text:span></text:p>
            </table:table-cell>
          </table:table-row>
        </table:table-header-rows>
        <table:table-row table:style-name="TableLine5976802512">
          <table:table-cell table:style-name="Table4.A1" office:value-type="string">
            <text:p text:style-name="P1">2D CNN (2D-M2IC)</text:p>
          </table:table-cell>
          <table:table-cell table:style-name="Table4.A1" office:value-type="string">
            <text:p text:style-name="P1">Multi-class</text:p>
          </table:table-cell>
          <table:table-cell table:style-name="Table4.A1" office:value-type="string">
            <text:p text:style-name="P1"><text:s text:c="2"/>93.6</text:p>
          </table:table-cell>
        </table:table-row>
        <table:table-row table:style-name="TableLine5976802784">
          <table:table-cell table:style-name="Table4.A1" office:value-type="string">
            <text:p text:style-name="P1">3D CNN (3D-M2IC)</text:p>
          </table:table-cell>
          <table:table-cell table:style-name="Table4.A1" office:value-type="string">
            <text:p text:style-name="P1">Multi-class</text:p>
          </table:table-cell>
          <table:table-cell table:style-name="Table4.A1" office:value-type="string">
            <text:p text:style-name="P1"><text:s text:c="2"/>95.17</text:p>
          </table:table-cell>
        </table:table-row>
        <table:table-row table:style-name="TableLine5976803056">
          <table:table-cell table:style-name="Table4.A1" office:value-type="string">
            <text:p text:style-name="P1">Fine-tuned VGG19</text:p>
          </table:table-cell>
          <table:table-cell table:style-name="Table4.A1" office:value-type="string">
            <text:p text:style-name="P1">Multi-class</text:p>
          </table:table-cell>
          <table:table-cell table:style-name="Table4.A1" office:value-type="string">
            <text:p text:style-name="P1"><text:s text:c="3"/>97</text:p>
          </table:table-cell>
        </table:table-row>
      </table:table>
      <text:p text:style-name="P1"/>
      <text:p text:style-name="Standard"><text:span text:style-name="Strong_20_Emphasis"><text:span text:style-name="T1">Drawbacks</text:span></text:span><text:span text:style-name="T1">:</text:span></text:p>
      <text:p text:style-name="Standard"><text:span text:style-name="Strong_20_Emphasis"><text:span text:style-name="T1">Limited Dataset</text:span></text:span><text:span text:style-name="T1">: The dataset size is relatively small, which may limit model generalization.</text:span></text:p>
      <text:p text:style-name="Standard"><text:span text:style-name="Strong_20_Emphasis"><text:span text:style-name="T1">Complexity of 3D Models</text:span></text:span><text:span text:style-name="T1">: The 3D CNN models require significant computational resources and memory.</text:span></text:p>
      <text:p text:style-name="Standard"><text:span text:style-name="Strong_20_Emphasis"><text:span text:style-name="T1">Generalizability</text:span></text:span><text:span text:style-name="T1">: Results may not be directly applicable to real-world clinical settings due to controlled dataset characteristics and the need for longitudinal data for better assessment.</text:span></text:p>
      <text:p text:style-name="Standard"><text:soft-page-break/><text:span text:style-name="Strong_20_Emphasis"><text:span text:style-name="T1">Interpretability</text:span></text:span><text:span text:style-name="T1">: Complex CNN architectures, particularly with transfer learning, are less interpretable, which is a limitation for clinical use.</text:span></text:p>
      <text:p text:style-name="P1"/>
      <text:p text:style-name="P1"/>
      <text:p text:style-name="P1"/>
      <text:p text:style-name="P2">Reference:</text:p>
      <text:p text:style-name="P1">Helaly, H.A., Badawy, M. &amp; Haikal, A.Y. Deep Learning Approach for Early Detection of Alzheimer’s Disease. Cogn Comput 14, 1711–1727 (2022). https://doi.org/10.1007/s12559-021-09946-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yriadPro-SemiboldSemiCn" svg:font-family="MyriadPro-SemiboldSemiCn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11-14T00:53:36.128852566</meta:creation-date>
    <dc:date>2024-11-14T00:54:47.664652622</dc:date>
    <meta:editing-duration>PT1M11S</meta:editing-duration>
    <meta:editing-cycles>1</meta:editing-cycles>
    <meta:document-statistic meta:table-count="1" meta:image-count="0" meta:object-count="0" meta:page-count="2" meta:paragraph-count="27" meta:word-count="194" meta:character-count="1436" meta:non-whitespace-character-count="1263"/>
    <meta:generator>LibreOffice/7.3.4.2$MacOSX_AARCH64 LibreOffice_project/728fec16bd5f605073805c3c9e7c4212a0120dc5</meta:generator>
  </office:meta>
</office:document-meta>
</file>